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6.216cm" fo:min-width="14.466cm" fo:padding-top="0.142cm" fo:padding-bottom="0.142cm" fo:padding-left="0.267cm" fo:padding-right="0.26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2.722cm" fo:min-width="3.4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2cm" fo:min-width="1.298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306cm" fo:min-width="1.798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6cm" fo:min-width="1.723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3cm" fo:min-width="1.298cm" fo:padding-top="0.139cm" fo:padding-bottom="0.139cm" fo:padding-left="0.264cm" fo:padding-right="0.26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64cm" fo:min-width="0.214cm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0.456cm" fo:min-width="0.402cm" fo:padding-top="0.139cm" fo:padding-bottom="0.139cm" fo:padding-left="0.264cm" fo:padding-right="0.264cm"/>
    </style:style>
    <style:style style:name="gr10" style:family="graphic" style:parent-style-name="standard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0.428cm" fo:min-width="0.374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36cm" fo:min-width="0.186cm" fo:padding-top="0.139cm" fo:padding-bottom="0.139cm" fo:padding-left="0.264cm" fo:padding-right="0.264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cm" svg:height="16.5cm" svg:x="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8" draw:id="id8" draw:layer="layout" svg:width="4cm" svg:height="3cm" svg:x="9.7cm" svg:y="13cm">
          <text:p text:style-name="P2"><text:span text:style-name="T1">PBKDF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2" draw:id="id2" draw:layer="layout" svg:width="3cm" svg:height="1.999cm" svg:x="8.174cm" svg:y="9cm">
          <text:p text:style-name="P2"><text:span text:style-name="T1">Usernam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xml:id="id11" draw:id="id11" draw:layer="layout" svg:width="2.325cm" svg:height="3cm" svg:x="4cm" svg:y="17cm">
          <text:p text:style-name="P2"><text:span text:style-name="T1">loc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3" xml:id="id1" draw:id="id1" draw:layer="layout" svg:width="2.25cm" svg:height="2.5cm" svg:x="11.25cm" svg:y="4.5cm">
          <text:p text:style-name="P2"><text:span text:style-name="T1">User input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6" draw:text-style-name="P3" xml:id="id3" draw:id="id3" draw:layer="layout" svg:width="3cm" svg:height="2cm" svg:x="13.375cm" svg:y="9cm">
          <text:p text:style-name="P2"><text:span text:style-name="T1">Passwor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3" draw:layer="layout" svg:x1="12.375cm" svg:y1="7cm" svg:x2="9.674cm" svg:y2="9cm" draw:start-shape="id1" draw:start-glue-point="2" draw:end-shape="id2" draw:end-glue-point="5" svg:d="M12375 7000v1000h-2701v1000" svg:viewBox="0 0 2702 2001">
          <text:p/>
        </draw:connector>
        <draw:connector draw:style-name="gr7" draw:text-style-name="P3" draw:layer="layout" svg:x1="12.375cm" svg:y1="7cm" svg:x2="14.875cm" svg:y2="9cm" draw:start-shape="id1" draw:start-glue-point="2" draw:end-shape="id3" draw:end-glue-point="5" svg:d="M12375 7000v1001h2500v999" svg:viewBox="0 0 2501 2001">
          <text:p/>
        </draw:connector>
        <draw:custom-shape draw:style-name="gr8" draw:text-style-name="P3" xml:id="id7" draw:id="id7" draw:layer="layout" svg:width="1cm" svg:height="1cm" svg:x="11.2cm" svg:y="1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" draw:text-style-name="P5" xml:id="id5" draw:id="id5" draw:layer="layout" svg:width="1cm" svg:height="1cm" svg:x="9.2cm" svg:y="14cm">
          <text:p text:style-name="P2"><text:span text:style-name="T1">Sal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5" xml:id="id6" draw:id="id6" draw:layer="layout" svg:width="1cm" svg:height="1cm" svg:x="13.201cm" svg:y="14.001cm">
          <text:p text:style-name="P2"><text:span text:style-name="T1">Val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3" xml:id="id4" draw:id="id4" draw:layer="layout" svg:width="1cm" svg:height="1cm" svg:x="7.2cm" svg:y="1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7" draw:text-style-name="P3" draw:layer="layout" svg:x1="9.674cm" svg:y1="10.999cm" svg:x2="8.2cm" svg:y2="12.5cm" draw:start-shape="id2" draw:end-shape="id4" svg:d="M9674 10999v1501h-1474" svg:viewBox="0 0 1475 1502">
          <text:p/>
        </draw:connector>
        <draw:connector draw:style-name="gr7" draw:text-style-name="P3" draw:layer="layout" svg:x1="7.7cm" svg:y1="13cm" svg:x2="9.2cm" svg:y2="14.5cm" draw:start-shape="id4" draw:start-glue-point="8" draw:end-shape="id5" svg:d="M7700 13000v1500h1500" svg:viewBox="0 0 1501 1501">
          <text:p/>
        </draw:connector>
        <draw:connector draw:style-name="gr7" draw:text-style-name="P3" draw:layer="layout" svg:x1="14.875cm" svg:y1="11cm" svg:x2="14.201cm" svg:y2="14.501cm" draw:start-shape="id3" draw:start-glue-point="8" draw:end-shape="id6" draw:end-glue-point="7" svg:d="M14875 11000v3501h-674" svg:viewBox="0 0 675 3502">
          <text:p/>
        </draw:connector>
        <draw:connector draw:style-name="gr7" draw:text-style-name="P3" draw:layer="layout" svg:x1="10.2cm" svg:y1="14.5cm" svg:x2="11.2cm" svg:y2="14.5cm" draw:start-shape="id5" draw:start-glue-point="7" draw:end-shape="id7" draw:end-glue-point="6" svg:d="M10200 14500h1000" svg:viewBox="0 0 1001 1">
          <text:p/>
        </draw:connector>
        <draw:connector draw:style-name="gr7" draw:text-style-name="P3" draw:layer="layout" svg:x1="13.201cm" svg:y1="14.501cm" svg:x2="12.2cm" svg:y2="14.5cm" draw:start-shape="id6" draw:start-glue-point="5" draw:end-shape="id7" draw:end-glue-point="10" svg:d="M13201 14501h-513v-1h-488" svg:viewBox="0 0 1002 2">
          <text:p/>
        </draw:connector>
        <draw:custom-shape draw:style-name="gr6" draw:text-style-name="P3" xml:id="id9" draw:id="id9" draw:layer="layout" svg:width="3cm" svg:height="2cm" svg:x="10.2cm" svg:y="17.5cm">
          <text:p text:style-name="P2"><text:span text:style-name="T1">Hash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3" draw:layer="layout" draw:type="line" svg:x1="11.7cm" svg:y1="16cm" svg:x2="11.7cm" svg:y2="17.5cm" draw:start-shape="id8" draw:start-glue-point="6" draw:end-shape="id9" draw:end-glue-point="5" svg:d="M11700 16000v1500" svg:viewBox="0 0 1 1501">
          <text:p/>
        </draw:connector>
        <draw:custom-shape draw:style-name="gr3" draw:text-style-name="P3" xml:id="id10" draw:id="id10" draw:layer="layout" svg:width="3cm" svg:height="1.999cm" svg:x="3.7cm" svg:y="11.501cm">
          <text:p text:style-name="P2"><text:span text:style-name="T1">Sal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3" draw:layer="layout" draw:type="line" svg:x1="6.395cm" svg:y1="12.501cm" svg:x2="7.2cm" svg:y2="12.5cm" draw:start-shape="id10" draw:start-glue-point="9" draw:end-shape="id4" draw:end-glue-point="6" svg:d="M6395 12501l805-1" svg:viewBox="0 0 806 2">
          <text:p/>
        </draw:connector>
        <draw:connector draw:style-name="gr7" draw:text-style-name="P3" draw:layer="layout" draw:type="line" svg:x1="10.5cm" svg:y1="18.5cm" svg:x2="6.325cm" svg:y2="18.5cm" draw:start-shape="id9" draw:start-glue-point="6" draw:end-shape="id11" draw:end-glue-point="8" svg:d="M10500 18500h-4175" svg:viewBox="0 0 4176 1">
          <text:p/>
        </draw:connector>
        <draw:connector draw:style-name="gr7" draw:text-style-name="P3" draw:layer="layout" draw:type="line" svg:x1="11.7cm" svg:y1="15cm" svg:x2="11.7cm" svg:y2="16cm" draw:start-shape="id7" draw:start-glue-point="8" draw:end-shape="id8" draw:end-glue-point="6" svg:d="M11700 15000v1000" svg:viewBox="0 0 1 1001">
          <text:p/>
        </draw:connector>
        <draw:connector draw:style-name="gr7" draw:text-style-name="P3" draw:layer="layout" draw:type="line" svg:x1="5.163cm" svg:y1="17cm" svg:x2="5.2cm" svg:y2="13.5cm" draw:start-shape="id11" draw:start-glue-point="5" draw:end-shape="id10" draw:end-glue-point="8" svg:d="M5163 17000l37-3500" svg:viewBox="0 0 38 3501">
          <text:p/>
        </draw:connector>
        <draw:connector draw:style-name="gr7" draw:text-style-name="P3" draw:layer="layout" draw:line-skew="-0.385cm" svg:x1="8.474cm" svg:y1="10cm" svg:x2="4cm" svg:y2="18.5cm" draw:start-shape="id2" draw:start-glue-point="6" draw:end-shape="id11" draw:end-glue-point="6" svg:d="M8474 10000h-5374v8500h900" svg:viewBox="0 0 5375 8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0:47:05.455000000</meta:creation-date>
    <dc:date>2018-11-06T13:28:52.052000000</dc:date>
    <meta:editing-duration>PT45M47S</meta:editing-duration>
    <meta:editing-cycles>8</meta:editing-cycles>
    <meta:generator>LibreOffice/6.1.1.2$Windows_X86_64 LibreOffice_project/5d19a1bfa650b796764388cd8b33a5af1f5baa1b</meta:generator>
    <meta:document-statistic meta:object-count="25"/>
  </office:meta>
</office:document-meta>
</file>